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en" fo:country="AU" fo:font-weight="bold" officeooo:rsid="000d7334" officeooo:paragraph-rsid="000d7334" style:font-weight-asian="bold" style:font-weight-complex="bold"/>
    </style:style>
    <style:style style:name="P2" style:family="paragraph" style:parent-style-name="Standard">
      <style:text-properties fo:language="en" fo:country="AU" fo:font-weight="normal" officeooo:rsid="001260ff" officeooo:paragraph-rsid="001260ff" style:font-weight-asian="normal" style:font-weight-complex="normal"/>
    </style:style>
    <style:style style:name="P3" style:family="paragraph" style:parent-style-name="Standard">
      <style:text-properties fo:language="en" fo:country="AU" fo:font-weight="normal" officeooo:rsid="001acdae" officeooo:paragraph-rsid="001acdae" style:font-weight-asian="normal" style:font-weight-complex="normal"/>
    </style:style>
    <style:style style:name="P4" style:family="paragraph" style:parent-style-name="Standard">
      <style:text-properties fo:language="en" fo:country="AU" fo:font-weight="normal" officeooo:rsid="0026d1cc" officeooo:paragraph-rsid="0026d1cc" style:font-weight-asian="normal" style:font-weight-complex="normal"/>
    </style:style>
    <style:style style:name="P5" style:family="paragraph" style:parent-style-name="Standard">
      <style:text-properties fo:language="en" fo:country="AU" fo:font-weight="normal" officeooo:rsid="002f55f0" officeooo:paragraph-rsid="002f55f0" style:font-weight-asian="normal" style:font-weight-complex="normal"/>
    </style:style>
    <style:style style:name="P6" style:family="paragraph" style:parent-style-name="Standard">
      <style:text-properties fo:language="en" fo:country="AU" fo:font-weight="normal" officeooo:rsid="0039e1b8" officeooo:paragraph-rsid="0039e1b8" style:font-weight-asian="normal" style:font-weight-complex="normal"/>
    </style:style>
    <style:style style:name="P7" style:family="paragraph" style:parent-style-name="Standard">
      <style:text-properties fo:language="en" fo:country="AU" fo:font-weight="normal" officeooo:rsid="001acdae" officeooo:paragraph-rsid="001acdae" style:font-weight-asian="normal" style:font-weight-complex="normal"/>
    </style:style>
    <style:style style:name="T1" style:family="text">
      <style:text-properties officeooo:rsid="001152a1"/>
    </style:style>
    <style:style style:name="T2" style:family="text">
      <style:text-properties officeooo:rsid="0013d3c3"/>
    </style:style>
    <style:style style:name="T3" style:family="text">
      <style:text-properties officeooo:rsid="001495e4"/>
    </style:style>
    <style:style style:name="T4" style:family="text">
      <style:text-properties officeooo:rsid="00161d68"/>
    </style:style>
    <style:style style:name="T5" style:family="text">
      <style:text-properties officeooo:rsid="00191dac"/>
    </style:style>
    <style:style style:name="T6" style:family="text">
      <style:text-properties officeooo:rsid="001c82a0"/>
    </style:style>
    <style:style style:name="T7" style:family="text">
      <style:text-properties officeooo:rsid="001e7f3b"/>
    </style:style>
    <style:style style:name="T8" style:family="text">
      <style:text-properties officeooo:rsid="001edc16"/>
    </style:style>
    <style:style style:name="T9" style:family="text">
      <style:text-properties officeooo:rsid="0020fa1b"/>
    </style:style>
    <style:style style:name="T10" style:family="text">
      <style:text-properties officeooo:rsid="00229bb0"/>
    </style:style>
    <style:style style:name="T11" style:family="text">
      <style:text-properties officeooo:rsid="00249602"/>
    </style:style>
    <style:style style:name="T12" style:family="text">
      <style:text-properties officeooo:rsid="003314a2"/>
    </style:style>
    <style:style style:name="T13" style:family="text">
      <style:text-properties officeooo:rsid="0034763b"/>
    </style:style>
    <style:style style:name="T14" style:family="text">
      <style:text-properties officeooo:rsid="00363d90"/>
    </style:style>
    <style:style style:name="T15" style:family="text">
      <style:text-properties officeooo:rsid="0036be01"/>
    </style:style>
    <style:style style:name="T16" style:family="text">
      <style:text-properties officeooo:rsid="00375864"/>
    </style:style>
    <style:style style:name="T17" style:family="text">
      <style:text-properties officeooo:rsid="003cf013"/>
    </style:style>
    <style:style style:name="T18" style:family="text">
      <style:text-properties officeooo:rsid="003dee41"/>
    </style:style>
    <style:style style:name="T19" style:family="text">
      <style:text-properties officeooo:rsid="003e9320"/>
    </style:style>
    <style:style style:name="T20" style:family="text">
      <style:text-properties officeooo:rsid="004165c6"/>
    </style:style>
    <style:style style:name="T21" style:family="text">
      <style:text-properties officeooo:rsid="0043614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dvantages and disadvantages <text:span text:style-name="T1">of credit car versus Near Field Communication </text:span><text:span text:style-name="T2">(NFC)</text:span></text:p>
      <text:p text:style-name="P1"/>
      <text:p text:style-name="P2">In <text:span text:style-name="T2">the last </text:span>years <text:span text:style-name="T3">NFC payment has become more popular, if you are thing </text:span><text:span text:style-name="T5">to</text:span><text:span text:style-name="T3"> prove this new technology you are considerate the advantages and disadvantages of credit ca</text:span><text:span text:style-name="T4">rd or a</text:span><text:span text:style-name="T5">n</text:span><text:span text:style-name="T4"> NFC.</text:span></text:p>
      <text:p text:style-name="P2"/>
      <text:p text:style-name="P3"><text:span text:style-name="T7">On the one hand, NFC is more convenient than a credit card because it's on your mobile phone and you don't have to worry about losing it. </text:span><text:span text:style-name="T17">Other</text:span><text:span text:style-name="T9"> </text:span><text:span text:style-name="T10">advantages</text:span><text:span text:style-name="T9"> of </text:span><text:span text:style-name="T19">the </text:span><text:span text:style-name="T9">NFC </text:span><text:span text:style-name="T19">are</text:span><text:span text:style-name="T9"> is </text:span><text:span text:style-name="T10">the facility use</text:span><text:span text:style-name="T19">d</text:span><text:span text:style-name="T10"> but is an instant </text:span><text:span text:style-name="T17">connection</text:span><text:span text:style-name="T10"> and is more intuiti</text:span><text:span text:style-name="T11">v</text:span><text:span text:style-name="T10">e. <text:s/></text:span></text:p>
      <text:p text:style-name="P3"/>
      <text:p text:style-name="P4">On the other hand, the credit card is less secure than NFC because it is a physical card, and if it is stolen they can pay with the credit card and with NFC this doesn’t happen because before using it you have to identify yourself with biometric data.</text:p>
      <text:p text:style-name="P5"/>
      <text:p text:style-name="P5"><text:span text:style-name="T12">A but thing of NFC is </text:span><text:span text:style-name="T13">t</text:span><text:span text:style-name="T21">h</text:span><text:span text:style-name="T13">at older people don’t </text:span><text:span text:style-name="T15">know to use</text:span><text:span text:style-name="T13"> </text:span><text:span text:style-name="T14">this technology and the</text:span><text:span text:style-name="T16">y prefer physical money or paying with a credit card.</text:span></text:p>
      <text:p text:style-name="P2"/>
      <text:p text:style-name="P6">In conclusion, two technologies are very similar<text:span text:style-name="T18">ly</text:span> and very well developed. The final decision will depend on the use of each user. <text:s/><text:span text:style-name="T17">I</text:span>n general, the most used are credit cards, but more and more people give way to the N<text:span text:style-name="T18">FC</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8T17:49:14.031000000</meta:creation-date>
    <meta:generator>LibreOffice/7.4.3.2$Windows_X86_64 LibreOffice_project/1048a8393ae2eeec98dff31b5c133c5f1d08b890</meta:generator>
    <dc:date>2023-09-30T19:08:00.149000000</dc:date>
    <meta:editing-duration>PT52M13S</meta:editing-duration>
    <meta:editing-cycles>13</meta:editing-cycles>
    <meta:document-statistic meta:table-count="0" meta:image-count="0" meta:object-count="0" meta:page-count="1" meta:paragraph-count="6" meta:word-count="203" meta:character-count="1110" meta:non-whitespace-character-count="910"/>
  </office:meta>
</office:document-meta>
</file>